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Table_20_Contents">
      <style:text-properties officeooo:rsid="004b3cc2" officeooo:paragraph-rsid="004b3cc2"/>
    </style:style>
    <style:style style:name="P9" style:family="paragraph" style:parent-style-name="Standard">
      <style:text-properties officeooo:paragraph-rsid="000a6a31"/>
    </style:style>
    <style:style style:name="P10" style:family="paragraph" style:parent-style-name="Standard">
      <style:paragraph-properties fo:text-align="center" style:justify-single-word="false"/>
      <style:text-properties officeooo:paragraph-rsid="001f41fa"/>
    </style:style>
    <style:style style:name="P11" style:family="paragraph" style:parent-style-name="Footer">
      <style:text-properties officeooo:rsid="00042183" officeooo:paragraph-rsid="001f41fa"/>
    </style:style>
    <style:style style:name="P12" style:family="paragraph" style:parent-style-name="Text_20_body">
      <style:text-properties officeooo:paragraph-rsid="0009d8a6"/>
    </style:style>
    <style:style style:name="P13" style:family="paragraph" style:parent-style-name="Text_20_body">
      <style:text-properties officeooo:rsid="000a8aef" officeooo:paragraph-rsid="000a8aef"/>
    </style:style>
    <style:style style:name="P14" style:family="paragraph" style:parent-style-name="Text_20_body">
      <style:text-properties officeooo:rsid="000a8aef" officeooo:paragraph-rsid="00106787"/>
    </style:style>
    <style:style style:name="P15" style:family="paragraph" style:parent-style-name="Text_20_body">
      <style:text-properties officeooo:rsid="000bb2ab" officeooo:paragraph-rsid="00141d1e"/>
    </style:style>
    <style:style style:name="P16" style:family="paragraph" style:parent-style-name="Text_20_body">
      <style:text-properties officeooo:rsid="000bb2ab" officeooo:paragraph-rsid="00146285"/>
    </style:style>
    <style:style style:name="P17" style:family="paragraph" style:parent-style-name="Text_20_body">
      <style:text-properties officeooo:rsid="00106787" officeooo:paragraph-rsid="00106787"/>
    </style:style>
    <style:style style:name="P18" style:family="paragraph" style:parent-style-name="Text_20_body">
      <style:text-properties officeooo:rsid="00120d16" officeooo:paragraph-rsid="0013ad57"/>
    </style:style>
    <style:style style:name="P19" style:family="paragraph" style:parent-style-name="Text_20_body">
      <style:text-properties officeooo:rsid="0013ad57" officeooo:paragraph-rsid="0013ad57"/>
    </style:style>
    <style:style style:name="P20" style:family="paragraph" style:parent-style-name="Text_20_body">
      <style:text-properties officeooo:rsid="00175ba0" officeooo:paragraph-rsid="00175ba0"/>
    </style:style>
    <style:style style:name="P21" style:family="paragraph" style:parent-style-name="Text_20_body">
      <style:text-properties officeooo:rsid="00187248" officeooo:paragraph-rsid="00187248"/>
    </style:style>
    <style:style style:name="P22" style:family="paragraph" style:parent-style-name="Text_20_body">
      <style:text-properties officeooo:rsid="00187248" officeooo:paragraph-rsid="002c0259"/>
    </style:style>
    <style:style style:name="P23" style:family="paragraph" style:parent-style-name="Text_20_body">
      <style:text-properties officeooo:rsid="00187248" officeooo:paragraph-rsid="00324e54"/>
    </style:style>
    <style:style style:name="P24" style:family="paragraph" style:parent-style-name="Text_20_body">
      <style:text-properties officeooo:rsid="00187248" officeooo:paragraph-rsid="00446ce1"/>
    </style:style>
    <style:style style:name="P25" style:family="paragraph" style:parent-style-name="Text_20_body">
      <style:text-properties officeooo:rsid="0018d294" officeooo:paragraph-rsid="0018d294"/>
    </style:style>
    <style:style style:name="P26" style:family="paragraph" style:parent-style-name="Text_20_body">
      <style:text-properties officeooo:paragraph-rsid="001bb292"/>
    </style:style>
    <style:style style:name="P27" style:family="paragraph" style:parent-style-name="Text_20_body">
      <style:paragraph-properties fo:text-align="center" style:justify-single-word="false"/>
      <style:text-properties officeooo:rsid="00042183" officeooo:paragraph-rsid="001f41fa"/>
    </style:style>
    <style:style style:name="P28" style:family="paragraph" style:parent-style-name="Text_20_body">
      <style:text-properties officeooo:rsid="0005a0f7" officeooo:paragraph-rsid="001f41fa"/>
    </style:style>
    <style:style style:name="P29" style:family="paragraph" style:parent-style-name="Text_20_body">
      <style:text-properties officeooo:rsid="001f9009" officeooo:paragraph-rsid="001f9009"/>
    </style:style>
    <style:style style:name="P30" style:family="paragraph" style:parent-style-name="Text_20_body">
      <style:text-properties officeooo:rsid="0020831c" officeooo:paragraph-rsid="0020831c"/>
    </style:style>
    <style:style style:name="P31" style:family="paragraph" style:parent-style-name="Text_20_body">
      <style:text-properties officeooo:rsid="0022b394" officeooo:paragraph-rsid="0022b394"/>
    </style:style>
    <style:style style:name="P32" style:family="paragraph" style:parent-style-name="Text_20_body">
      <style:text-properties officeooo:rsid="00255aba" officeooo:paragraph-rsid="00255aba"/>
    </style:style>
    <style:style style:name="P33" style:family="paragraph" style:parent-style-name="Text_20_body">
      <style:text-properties officeooo:rsid="0029577a" officeooo:paragraph-rsid="0029577a"/>
    </style:style>
    <style:style style:name="P34" style:family="paragraph" style:parent-style-name="Text_20_body">
      <style:text-properties officeooo:rsid="0029577a" officeooo:paragraph-rsid="002d9043"/>
    </style:style>
    <style:style style:name="P35" style:family="paragraph" style:parent-style-name="Text_20_body">
      <style:text-properties officeooo:rsid="0029577a" officeooo:paragraph-rsid="0042d9ae"/>
    </style:style>
    <style:style style:name="P36" style:family="paragraph" style:parent-style-name="Text_20_body">
      <style:text-properties officeooo:rsid="002c0259" officeooo:paragraph-rsid="002c0259"/>
    </style:style>
    <style:style style:name="P37" style:family="paragraph" style:parent-style-name="Text_20_body">
      <style:text-properties officeooo:rsid="002d9043" officeooo:paragraph-rsid="002d9043"/>
    </style:style>
    <style:style style:name="P38" style:family="paragraph" style:parent-style-name="Text_20_body">
      <style:text-properties officeooo:rsid="002d9043" officeooo:paragraph-rsid="0042d9ae"/>
    </style:style>
    <style:style style:name="P39" style:family="paragraph" style:parent-style-name="Text_20_body">
      <style:text-properties officeooo:rsid="00306717" officeooo:paragraph-rsid="00306717"/>
    </style:style>
    <style:style style:name="P40" style:family="paragraph" style:parent-style-name="Text_20_body">
      <style:text-properties officeooo:rsid="003264de" officeooo:paragraph-rsid="00324e54"/>
    </style:style>
    <style:style style:name="P41" style:family="paragraph" style:parent-style-name="Text_20_body">
      <style:text-properties officeooo:rsid="002f4534" officeooo:paragraph-rsid="00326ee5"/>
    </style:style>
    <style:style style:name="P42" style:family="paragraph" style:parent-style-name="Text_20_body">
      <style:text-properties officeooo:rsid="00331185" officeooo:paragraph-rsid="00331185"/>
    </style:style>
    <style:style style:name="P43" style:family="paragraph" style:parent-style-name="Text_20_body">
      <style:text-properties officeooo:rsid="007f6da2" officeooo:paragraph-rsid="0039e0e9" fo:background-color="#ffff00"/>
    </style:style>
    <style:style style:name="P44" style:family="paragraph" style:parent-style-name="Text_20_body">
      <style:text-properties officeooo:rsid="00306717" officeooo:paragraph-rsid="002d9043" fo:background-color="#ffff00"/>
    </style:style>
    <style:style style:name="P45" style:family="paragraph" style:parent-style-name="Text_20_body">
      <style:text-properties officeooo:rsid="003a86ca" officeooo:paragraph-rsid="003a86ca"/>
    </style:style>
    <style:style style:name="P46" style:family="paragraph" style:parent-style-name="Text_20_body">
      <style:text-properties officeooo:rsid="003a86ca" officeooo:paragraph-rsid="003bde5b"/>
    </style:style>
    <style:style style:name="P47" style:family="paragraph" style:parent-style-name="Text_20_body">
      <style:text-properties officeooo:rsid="003adbee" officeooo:paragraph-rsid="003adbee"/>
    </style:style>
    <style:style style:name="P48" style:family="paragraph" style:parent-style-name="Text_20_body">
      <style:text-properties officeooo:rsid="003adbee" officeooo:paragraph-rsid="003bde5b"/>
    </style:style>
    <style:style style:name="P49" style:family="paragraph" style:parent-style-name="Text_20_body">
      <style:text-properties officeooo:paragraph-rsid="003cb314"/>
    </style:style>
    <style:style style:name="P50" style:family="paragraph" style:parent-style-name="Text_20_body">
      <style:text-properties officeooo:paragraph-rsid="003eb02b"/>
    </style:style>
    <style:style style:name="P51" style:family="paragraph" style:parent-style-name="Text_20_body">
      <style:text-properties officeooo:rsid="003f0d44" officeooo:paragraph-rsid="003f0d44"/>
    </style:style>
    <style:style style:name="P52" style:family="paragraph" style:parent-style-name="Text_20_body">
      <style:text-properties officeooo:rsid="003f0d44" officeooo:paragraph-rsid="00405f7f"/>
    </style:style>
    <style:style style:name="P53" style:family="paragraph" style:parent-style-name="Text_20_body">
      <style:text-properties officeooo:rsid="00419415" officeooo:paragraph-rsid="00419415"/>
    </style:style>
    <style:style style:name="P54" style:family="paragraph" style:parent-style-name="Text_20_body">
      <style:text-properties officeooo:rsid="00419415" officeooo:paragraph-rsid="00419415" fo:background-color="transparent"/>
    </style:style>
    <style:style style:name="P55" style:family="paragraph" style:parent-style-name="Text_20_body">
      <style:text-properties officeooo:rsid="0042d9ae" officeooo:paragraph-rsid="0042d9ae"/>
    </style:style>
    <style:style style:name="P56" style:family="paragraph" style:parent-style-name="Text_20_body">
      <style:text-properties officeooo:rsid="00446ce1" officeooo:paragraph-rsid="00446ce1"/>
    </style:style>
    <style:style style:name="P57" style:family="paragraph" style:parent-style-name="Text_20_body">
      <style:text-properties officeooo:paragraph-rsid="004a9a75"/>
    </style:style>
    <style:style style:name="P58" style:family="paragraph" style:parent-style-name="Title">
      <style:text-properties style:use-window-font-color="true" officeooo:paragraph-rsid="001f41fa"/>
    </style:style>
    <style:style style:name="P59" style:family="paragraph" style:parent-style-name="Title">
      <style:text-properties officeooo:rsid="001f41fa" officeooo:paragraph-rsid="001f41fa"/>
    </style:style>
    <style:style style:name="P60"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61"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62" style:family="paragraph" style:parent-style-name="Text_20_body">
      <style:paragraph-properties fo:background-color="transparent">
        <style:background-image/>
      </style:paragraph-properties>
      <style:text-properties officeooo:rsid="00454bd8" officeooo:paragraph-rsid="00454bd8" fo:background-color="transparent"/>
    </style:style>
    <style:style style:name="P63"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Text_20_body" style:list-style-name="L1"/>
    <style:style style:name="P69" style:family="paragraph" style:parent-style-name="Text_20_body" style:list-style-name="L1">
      <style:text-properties officeooo:rsid="000bb2ab" officeooo:paragraph-rsid="000bb2ab"/>
    </style:style>
    <style:style style:name="P70" style:family="paragraph" style:parent-style-name="Text_20_body" style:list-style-name="L2">
      <style:text-properties officeooo:rsid="000a8aef" officeooo:paragraph-rsid="000a8aef"/>
    </style:style>
    <style:style style:name="P71" style:family="paragraph" style:parent-style-name="Text_20_body" style:list-style-name="L2">
      <style:text-properties officeooo:rsid="000a8aef" officeooo:paragraph-rsid="00106787"/>
    </style:style>
    <style:style style:name="P72" style:family="paragraph" style:parent-style-name="Text_20_body" style:list-style-name="L3">
      <style:text-properties officeooo:rsid="00120d16" officeooo:paragraph-rsid="0013ad57"/>
    </style:style>
    <style:style style:name="P73" style:family="paragraph" style:parent-style-name="Text_20_body" style:list-style-name="L4">
      <style:text-properties officeooo:rsid="00285851" officeooo:paragraph-rsid="0022b394"/>
    </style:style>
    <style:style style:name="P74" style:family="paragraph" style:parent-style-name="Text_20_body" style:list-style-name="L4">
      <style:text-properties officeooo:rsid="0022b394" officeooo:paragraph-rsid="0022b394"/>
    </style:style>
    <style:style style:name="P75" style:family="paragraph" style:parent-style-name="Text_20_body" style:list-style-name="L4">
      <style:text-properties officeooo:rsid="00255aba" officeooo:paragraph-rsid="00255aba"/>
    </style:style>
    <style:style style:name="P76" style:family="paragraph" style:parent-style-name="Text_20_body" style:list-style-name="L4">
      <style:text-properties officeooo:rsid="00306717" officeooo:paragraph-rsid="00306717"/>
    </style:style>
    <style:style style:name="P77" style:family="paragraph" style:parent-style-name="Text_20_body" style:list-style-name="L4">
      <style:text-properties officeooo:rsid="00446ce1" officeooo:paragraph-rsid="00446ce1"/>
    </style:style>
    <style:style style:name="P78" style:family="paragraph" style:parent-style-name="Text_20_body" style:list-style-name="L5">
      <style:text-properties officeooo:rsid="007f6da2" officeooo:paragraph-rsid="0039e0e9" fo:background-color="#ffff00"/>
    </style:style>
    <style:style style:name="P79" style:family="paragraph" style:parent-style-name="Text_20_body" style:list-style-name="L6">
      <style:text-properties officeooo:rsid="007f6da2" officeooo:paragraph-rsid="0039e0e9" fo:background-color="#ffff00"/>
    </style:style>
    <style:style style:name="P80" style:family="paragraph" style:parent-style-name="Text_20_body" style:list-style-name="L5">
      <style:text-properties officeooo:rsid="003003cb" officeooo:paragraph-rsid="0039e0e9" fo:background-color="#ffff00"/>
    </style:style>
    <style:style style:name="P81" style:family="paragraph" style:parent-style-name="Text_20_body">
      <style:text-properties officeooo:rsid="00811ca0" officeooo:paragraph-rsid="0039e0e9" fo:background-color="#ffff00"/>
    </style:style>
    <style:style style:name="P82" style:family="paragraph" style:parent-style-name="Text_20_body">
      <style:text-properties officeooo:rsid="00187248" officeooo:paragraph-rsid="00446ce1"/>
    </style:style>
    <style:style style:name="P83" style:family="paragraph" style:parent-style-name="Text_20_body">
      <style:text-properties officeooo:rsid="004fb08d" officeooo:paragraph-rsid="004fb08d"/>
    </style:style>
    <style:style style:name="P84" style:family="paragraph" style:parent-style-name="Text_20_body">
      <style:text-properties officeooo:rsid="003a86ca" officeooo:paragraph-rsid="004fb08d"/>
    </style:style>
    <style:style style:name="P85" style:family="paragraph" style:parent-style-name="Text_20_body">
      <style:text-properties officeooo:rsid="00386395" officeooo:paragraph-rsid="00386395"/>
    </style:style>
    <style:style style:name="P86" style:family="paragraph" style:parent-style-name="Text_20_body">
      <style:text-properties officeooo:rsid="004fb13d" officeooo:paragraph-rsid="004fb13d"/>
    </style:style>
    <style:style style:name="P87" style:family="paragraph" style:parent-style-name="Text_20_body" style:list-style-name="L1">
      <style:paragraph-properties fo:background-color="transparent">
        <style:background-image/>
      </style:paragraph-properties>
      <style:text-properties officeooo:rsid="00454bd8" officeooo:paragraph-rsid="00454bd8" fo:background-color="transparent"/>
    </style:style>
    <style:style style:name="P88" style:family="paragraph" style:parent-style-name="Text_20_body">
      <style:paragraph-properties fo:background-color="transparent">
        <style:background-image/>
      </style:paragraph-properties>
      <style:text-properties officeooo:rsid="004fb08d" officeooo:paragraph-rsid="004fb08d" fo:background-color="transparent"/>
    </style:style>
    <style:style style:name="P89" style:family="paragraph" style:parent-style-name="Text_20_body">
      <style:paragraph-properties fo:background-color="transparent">
        <style:background-image/>
      </style:paragraph-properties>
      <style:text-properties officeooo:rsid="003adbee" officeooo:paragraph-rsid="004fb08d" fo:background-color="transparent"/>
    </style:style>
    <style:style style:name="P90" style:family="paragraph" style:parent-style-name="Heading_20_1">
      <style:text-properties officeooo:rsid="0009d8a6" officeooo:paragraph-rsid="0009d8a6"/>
    </style:style>
    <style:style style:name="P91" style:family="paragraph" style:parent-style-name="Heading_20_1">
      <style:text-properties officeooo:rsid="00147bf7" officeooo:paragraph-rsid="00147bf7"/>
    </style:style>
    <style:style style:name="P92" style:family="paragraph" style:parent-style-name="Heading_20_1">
      <style:paragraph-properties fo:margin-left="0cm" fo:margin-right="0cm" fo:text-indent="-0.762cm" style:auto-text-indent="false" fo:break-before="page"/>
      <style:text-properties officeooo:paragraph-rsid="001f41fa"/>
    </style:style>
    <style:style style:name="P93" style:family="paragraph" style:parent-style-name="Heading_20_2">
      <style:text-properties officeooo:rsid="0009d8a6" officeooo:paragraph-rsid="0009d8a6"/>
    </style:style>
    <style:style style:name="P94" style:family="paragraph" style:parent-style-name="Heading_20_2">
      <style:text-properties officeooo:rsid="000a6a31" officeooo:paragraph-rsid="000a6a31"/>
    </style:style>
    <style:style style:name="P95" style:family="paragraph" style:parent-style-name="Heading_20_2">
      <style:text-properties officeooo:rsid="00386395" officeooo:paragraph-rsid="00386395"/>
    </style:style>
    <style:style style:name="P96" style:family="paragraph" style:parent-style-name="Heading_20_3">
      <style:text-properties officeooo:rsid="000a6a31" officeooo:paragraph-rsid="000a6a31"/>
    </style:style>
    <style:style style:name="P97" style:family="paragraph" style:parent-style-name="Heading_20_3">
      <style:text-properties officeooo:rsid="000a8aef" officeooo:paragraph-rsid="000a8aef"/>
    </style:style>
    <style:style style:name="P98" style:family="paragraph" style:parent-style-name="Heading_20_3">
      <style:text-properties officeooo:rsid="000bb2ab" officeooo:paragraph-rsid="000bb2ab"/>
    </style:style>
    <style:style style:name="P99" style:family="paragraph" style:parent-style-name="Heading_20_3">
      <style:text-properties officeooo:rsid="000bb2ab" officeooo:paragraph-rsid="000dba1a"/>
    </style:style>
    <style:style style:name="P100" style:family="paragraph" style:parent-style-name="Heading_20_3">
      <style:text-properties officeooo:rsid="00187248" officeooo:paragraph-rsid="00187248"/>
    </style:style>
    <style:style style:name="P101" style:family="paragraph" style:parent-style-name="Heading_20_3">
      <style:text-properties officeooo:rsid="00187248" officeooo:paragraph-rsid="002c0259"/>
    </style:style>
    <style:style style:name="P102" style:family="paragraph" style:parent-style-name="Heading_20_3">
      <style:text-properties officeooo:rsid="00187248" officeooo:paragraph-rsid="00324e54"/>
    </style:style>
    <style:style style:name="P103" style:family="paragraph" style:parent-style-name="Heading_20_3">
      <style:text-properties officeooo:rsid="00446ce1" officeooo:paragraph-rsid="00446ce1"/>
    </style:style>
    <style:style style:name="P104" style:family="paragraph" style:parent-style-name="Heading_20_3">
      <style:text-properties officeooo:rsid="00386395" officeooo:paragraph-rsid="00386395"/>
    </style:style>
    <style:style style:name="P105" style:family="paragraph" style:parent-style-name="Table_20_Contents">
      <style:text-properties officeooo:rsid="004fb08d" officeooo:paragraph-rsid="004fb08d"/>
    </style:style>
    <style:style style:name="P106" style:family="paragraph" style:parent-style-name="Heading_20_4">
      <style:text-properties officeooo:rsid="0022bc02" officeooo:paragraph-rsid="0022bc02"/>
    </style:style>
    <style:style style:name="P107" style:family="paragraph" style:parent-style-name="Heading_20_4">
      <style:text-properties officeooo:rsid="0022bc02" officeooo:paragraph-rsid="002d9043"/>
    </style:style>
    <style:style style:name="P108" style:family="paragraph" style:parent-style-name="Heading_20_4">
      <style:text-properties officeooo:rsid="0022bc02" officeooo:paragraph-rsid="00324e54"/>
    </style:style>
    <style:style style:name="P109" style:family="paragraph" style:parent-style-name="Heading_20_4">
      <style:text-properties officeooo:rsid="0022bc02" officeooo:paragraph-rsid="004fb08d"/>
    </style:style>
    <style:style style:name="P110" style:family="paragraph" style:parent-style-name="Heading_20_4">
      <style:text-properties officeooo:rsid="002b299c" officeooo:paragraph-rsid="002b299c"/>
    </style:style>
    <style:style style:name="P111" style:family="paragraph" style:parent-style-name="Heading_20_4">
      <style:text-properties officeooo:rsid="002b299c" officeooo:paragraph-rsid="002d9043"/>
    </style:style>
    <style:style style:name="P112" style:family="paragraph" style:parent-style-name="Heading_20_4">
      <style:text-properties officeooo:rsid="002b299c" officeooo:paragraph-rsid="00324e54"/>
    </style:style>
    <style:style style:name="P113" style:family="paragraph" style:parent-style-name="Heading_20_4">
      <style:text-properties officeooo:rsid="002b299c" officeooo:paragraph-rsid="004fb08d"/>
    </style:style>
    <style:style style:name="P114" style:family="paragraph" style:parent-style-name="Heading_20_4">
      <style:text-properties officeooo:rsid="003cb314" officeooo:paragraph-rsid="003cb314"/>
    </style:style>
    <style:style style:name="P115" style:family="paragraph" style:parent-style-name="Heading_20_4">
      <style:text-properties officeooo:rsid="003cb314" officeooo:paragraph-rsid="003eb02b"/>
    </style:style>
    <style:style style:name="P116" style:family="paragraph" style:parent-style-name="Heading_20_4">
      <style:text-properties officeooo:rsid="003cb314" officeooo:paragraph-rsid="004fb08d"/>
    </style:style>
    <style:style style:name="P117" style:family="paragraph" style:parent-style-name="Heading_20_4">
      <style:text-properties officeooo:rsid="003a86ca" officeooo:paragraph-rsid="003a86ca"/>
    </style:style>
    <style:style style:name="P118" style:family="paragraph" style:parent-style-name="Heading_20_4">
      <style:text-properties officeooo:rsid="003a86ca" officeooo:paragraph-rsid="003cb314"/>
    </style:style>
    <style:style style:name="P119" style:family="paragraph" style:parent-style-name="Heading_20_4">
      <style:text-properties officeooo:rsid="003a86ca" officeooo:paragraph-rsid="003eb02b"/>
    </style:style>
    <style:style style:name="P120" style:family="paragraph" style:parent-style-name="Heading_20_4">
      <style:text-properties officeooo:rsid="003a86ca" officeooo:paragraph-rsid="004fb08d"/>
    </style:style>
    <style:style style:name="P121" style:family="paragraph" style:parent-style-name="Heading_20_4">
      <style:text-properties officeooo:paragraph-rsid="002c0259"/>
    </style:style>
    <style:style style:name="P122" style:family="paragraph" style:parent-style-name="Heading_20_4">
      <style:text-properties officeooo:paragraph-rsid="002d9043"/>
    </style:style>
    <style:style style:name="P123" style:family="paragraph" style:parent-style-name="Heading_20_4">
      <style:text-properties officeooo:paragraph-rsid="00324e54"/>
    </style:style>
    <style:style style:name="P124" style:family="paragraph" style:parent-style-name="Heading_20_4">
      <style:text-properties officeooo:rsid="00187248" officeooo:paragraph-rsid="004fb08d"/>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T22" style:family="text">
      <style:text-properties officeooo:rsid="00931033"/>
    </style:style>
    <style:style style:name="T23" style:family="text">
      <style:text-properties officeooo:rsid="006de20e"/>
    </style:style>
    <style:style style:name="T24" style:family="text">
      <style:text-properties officeooo:rsid="0030ef6f"/>
    </style:style>
    <style:style style:name="T25" style:family="text">
      <style:text-properties officeooo:rsid="003bde5b"/>
    </style:style>
    <style:style style:name="T26" style:family="text">
      <style:text-properties officeooo:rsid="00405f7f"/>
    </style:style>
    <style:style style:name="T27" style:family="text">
      <style:text-properties officeooo:rsid="00419415"/>
    </style:style>
    <style:style style:name="T28" style:family="text">
      <style:text-properties officeooo:rsid="0042d29d"/>
    </style:style>
    <style:style style:name="T29" style:family="text">
      <style:text-properties officeooo:rsid="0042d9ae"/>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officeooo:rsid="0046a595"/>
    </style:style>
    <style:style style:name="T32" style:family="text">
      <style:text-properties officeooo:rsid="004934e8"/>
    </style:style>
    <style:style style:name="T33" style:family="text">
      <style:text-properties fo:background-color="transparent" loext:char-shading-value="0"/>
    </style:style>
    <style:style style:name="T34" style:family="text">
      <style:text-properties officeooo:rsid="00419415" fo:background-color="transparent" loext:char-shading-value="0"/>
    </style:style>
    <style:style style:name="T35" style:family="text">
      <style:text-properties officeooo:rsid="0041da4a" fo:background-color="transparent" loext:char-shading-value="0"/>
    </style:style>
    <style:style style:name="T36" style:family="text">
      <style:text-properties officeooo:rsid="004a9a75" fo:background-color="transparent" loext:char-shading-value="0"/>
    </style:style>
    <style:style style:name="T37" style:family="text">
      <style:text-properties officeooo:rsid="004934e8" fo:background-color="transparent" loext:char-shading-value="0"/>
    </style:style>
    <style:style style:name="T38" style:family="text">
      <style:text-properties officeooo:rsid="003adbee" fo:background-color="transparent" loext:char-shading-value="0"/>
    </style:style>
    <style:style style:name="T39" style:family="text">
      <style:text-properties officeooo:rsid="003bde5b" fo:background-color="transparent" loext:char-shading-value="0"/>
    </style:style>
    <style:style style:name="T40" style:family="text">
      <style:text-properties officeooo:rsid="004a9a75"/>
    </style:style>
    <style:style style:name="T41" style:family="text">
      <style:text-properties officeooo:rsid="004d527d"/>
    </style:style>
    <style:style style:name="T42" style:family="text">
      <style:text-properties officeooo:rsid="004ec23a"/>
    </style:style>
    <style:style style:name="T43" style:family="text">
      <style:text-properties officeooo:rsid="004f4982"/>
    </style:style>
    <style:style style:name="T44" style:family="text">
      <style:text-properties officeooo:rsid="004fb08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58">SVM Schüler Verwaltung Metzenthin</text:p>
      <text:p text:style-name="P27"/>
      <text:p text:style-name="P59">Iterationsassessment</text:p>
      <text:p text:style-name="P27"/>
      <text:p text:style-name="P27"/>
      <text:p text:style-name="P27">Martin Schraner</text:p>
      <text:p text:style-name="P27">Hans Stamm</text:p>
      <text:h text:style-name="P92" text:outline-level="1" text:is-list-header="true"><text:bookmark-start text:name="__RefHeading__1639_1351969843"/>Änderungsgeschichte<text:bookmark-end text:name="__RefHeading__1639_1351969843"/></text:h>
      <text:p text:style-name="P28"><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28">Release Burndown Charts</text:span></text:p>
          </table:table-cell>
          <table:table-cell table:style-name="Tabelle1.D2" office:value-type="string">
            <text:p text:style-name="P7">Hans Stamm/Martin Schraner</text:p>
          </table:table-cell>
        </table:table-row>
        <table:table-row>
          <table:table-cell table:style-name="Tabelle1.A2" office:value-type="string">
            <text:p text:style-name="P8">17.08.2015</text:p>
          </table:table-cell>
          <table:table-cell table:style-name="Tabelle1.A2" office:value-type="string">
            <text:p text:style-name="P8">0.14</text:p>
          </table:table-cell>
          <table:table-cell table:style-name="Tabelle1.A2" office:value-type="string">
            <text:p text:style-name="P8">Einarbeitung Feedback Betreuer</text:p>
          </table:table-cell>
          <table:table-cell table:style-name="Tabelle1.D2" office:value-type="string">
            <text:p text:style-name="P8">Hans Stamm</text:p>
          </table:table-cell>
        </table:table-row>
        <table:table-row>
          <table:table-cell table:style-name="Tabelle1.A2" office:value-type="string">
            <text:p text:style-name="P105">21.08.2015</text:p>
          </table:table-cell>
          <table:table-cell table:style-name="Tabelle1.A2" office:value-type="string">
            <text:p text:style-name="P105">0.15</text:p>
          </table:table-cell>
          <table:table-cell table:style-name="Tabelle1.A2" office:value-type="string">
            <text:p text:style-name="P105">Sprint 4 beenden</text:p>
          </table:table-cell>
          <table:table-cell table:style-name="Tabelle1.D2" office:value-type="string">
            <text:p text:style-name="P105">Hans Stamm</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5"><text:a xlink:type="simple" xlink:href="#__RefHeading__1639_1351969843" text:style-name="Index_20_Link" text:visited-style-name="Index_20_Link"><text:s/>Änderungsgeschichte<text:tab/>2</text:a></text:p>
          <text:p text:style-name="P65"><text:a xlink:type="simple" xlink:href="#__RefHeading__412_947305561" text:style-name="Index_20_Link" text:visited-style-name="Index_20_Link">1 Einführung<text:tab/>3</text:a></text:p>
          <text:p text:style-name="P67"><text:a xlink:type="simple" xlink:href="#__RefHeading__364_1207182159" text:style-name="Index_20_Link" text:visited-style-name="Index_20_Link">1.1 Zweck<text:tab/>3</text:a></text:p>
          <text:p text:style-name="P67"><text:a xlink:type="simple" xlink:href="#__RefHeading__366_1207182159" text:style-name="Index_20_Link" text:visited-style-name="Index_20_Link">1.2 Referenzen<text:tab/>3</text:a></text:p>
          <text:p text:style-name="P65"><text:a xlink:type="simple" xlink:href="#__RefHeading__368_1207182159" text:style-name="Index_20_Link" text:visited-style-name="Index_20_Link">2 Phasen<text:tab/>4</text:a></text:p>
          <text:p text:style-name="P67"><text:a xlink:type="simple" xlink:href="#__RefHeading__370_1207182159" text:style-name="Index_20_Link" text:visited-style-name="Index_20_Link">2.1 Initialisierung<text:tab/>4</text:a></text:p>
          <text:p text:style-name="P66"><text:a xlink:type="simple" xlink:href="#__RefHeading__372_1207182159" text:style-name="Index_20_Link" text:visited-style-name="Index_20_Link">2.1.1 Meilensteine<text:tab/>4</text:a></text:p>
          <text:p text:style-name="P66"><text:a xlink:type="simple" xlink:href="#__RefHeading__374_1207182159" text:style-name="Index_20_Link" text:visited-style-name="Index_20_Link">2.1.2 Aktivitäten<text:tab/>4</text:a></text:p>
          <text:p text:style-name="P66"><text:a xlink:type="simple" xlink:href="#__RefHeading__376_1207182159" text:style-name="Index_20_Link" text:visited-style-name="Index_20_Link">2.1.3 Schlussfolgerung<text:tab/>4</text:a></text:p>
          <text:p text:style-name="P67"><text:a xlink:type="simple" xlink:href="#__RefHeading__378_1207182159" text:style-name="Index_20_Link" text:visited-style-name="Index_20_Link">2.2 Spezifikation<text:tab/>4</text:a></text:p>
          <text:p text:style-name="P66"><text:a xlink:type="simple" xlink:href="#__RefHeading__380_1207182159" text:style-name="Index_20_Link" text:visited-style-name="Index_20_Link">2.2.1 Meilensteine<text:tab/>4</text:a></text:p>
          <text:p text:style-name="P66"><text:a xlink:type="simple" xlink:href="#__RefHeading__382_1207182159" text:style-name="Index_20_Link" text:visited-style-name="Index_20_Link">2.2.2 Aktivitäten<text:tab/>5</text:a></text:p>
          <text:p text:style-name="P66"><text:a xlink:type="simple" xlink:href="#__RefHeading__384_1207182159" text:style-name="Index_20_Link" text:visited-style-name="Index_20_Link">2.2.3 Schlussfolgerung<text:tab/>5</text:a></text:p>
          <text:p text:style-name="P67"><text:a xlink:type="simple" xlink:href="#__RefHeading__482_1207182159" text:style-name="Index_20_Link" text:visited-style-name="Index_20_Link">2.3 Realisierung<text:tab/>5</text:a></text:p>
          <text:p text:style-name="P66"><text:a xlink:type="simple" xlink:href="#__RefHeading__484_1207182159" text:style-name="Index_20_Link" text:visited-style-name="Index_20_Link">2.3.1 Sprint 1<text:tab/>5</text:a></text:p>
          <text:p text:style-name="P64"><text:a xlink:type="simple" xlink:href="#__RefHeading__3176_560140124" text:style-name="Index_20_Link" text:visited-style-name="Index_20_Link"><text:s/>Sprintziel<text:tab/>6</text:a></text:p>
          <text:p text:style-name="P64"><text:a xlink:type="simple" xlink:href="#__RefHeading__3178_560140124" text:style-name="Index_20_Link" text:visited-style-name="Index_20_Link"><text:s/>Sprint Review<text:tab/>6</text:a></text:p>
          <text:p text:style-name="P64"><text:soft-page-break/><text:a xlink:type="simple" xlink:href="#__RefHeading__3180_560140124" text:style-name="Index_20_Link" text:visited-style-name="Index_20_Link"><text:s/>Retrospektive<text:tab/>6</text:a></text:p>
          <text:p text:style-name="P64"><text:a xlink:type="simple" xlink:href="#__RefHeading__3182_560140124" text:style-name="Index_20_Link" text:visited-style-name="Index_20_Link"><text:s/>Massnahmen<text:tab/>6</text:a></text:p>
          <text:p text:style-name="P64"><text:a xlink:type="simple" xlink:href="#__RefHeading__3184_560140124" text:style-name="Index_20_Link" text:visited-style-name="Index_20_Link"><text:s/>Sprint Burndown-Chart<text:tab/>7</text:a></text:p>
          <text:p text:style-name="P64"><text:a xlink:type="simple" xlink:href="#__RefHeading__1023_1433511464" text:style-name="Index_20_Link" text:visited-style-name="Index_20_Link"><text:s/>Release Burndown-Chart<text:tab/>7</text:a></text:p>
          <text:p text:style-name="P64"><text:a xlink:type="simple" xlink:href="#__RefHeading__1025_1433511464" text:style-name="Index_20_Link" text:visited-style-name="Index_20_Link"><text:s/>Test<text:tab/>8</text:a></text:p>
          <text:p text:style-name="P66"><text:a xlink:type="simple" xlink:href="#__RefHeading__3186_560140124" text:style-name="Index_20_Link" text:visited-style-name="Index_20_Link">2.3.2 Sprint 2<text:tab/>8</text:a></text:p>
          <text:p text:style-name="P64"><text:a xlink:type="simple" xlink:href="#__RefHeading__3188_560140124" text:style-name="Index_20_Link" text:visited-style-name="Index_20_Link"><text:s/>Sprintziel<text:tab/>8</text:a></text:p>
          <text:p text:style-name="P64"><text:a xlink:type="simple" xlink:href="#__RefHeading__3190_560140124" text:style-name="Index_20_Link" text:visited-style-name="Index_20_Link"><text:s/>Sprint Review<text:tab/>9</text:a></text:p>
          <text:p text:style-name="P64"><text:a xlink:type="simple" xlink:href="#__RefHeading__3192_560140124" text:style-name="Index_20_Link" text:visited-style-name="Index_20_Link"><text:s/>Retrospektive<text:tab/>9</text:a></text:p>
          <text:p text:style-name="P64"><text:a xlink:type="simple" xlink:href="#__RefHeading__3194_560140124" text:style-name="Index_20_Link" text:visited-style-name="Index_20_Link"><text:s/>Massnahmen<text:tab/>9</text:a></text:p>
          <text:p text:style-name="P64"><text:a xlink:type="simple" xlink:href="#__RefHeading__3196_560140124" text:style-name="Index_20_Link" text:visited-style-name="Index_20_Link"><text:s/>Sprint Burndown-Chart<text:tab/>9</text:a></text:p>
          <text:p text:style-name="P64"><text:a xlink:type="simple" xlink:href="#__RefHeading__1027_1433511464" text:style-name="Index_20_Link" text:visited-style-name="Index_20_Link"><text:s/>Release Burndown-Chart<text:tab/>10</text:a></text:p>
          <text:p text:style-name="P64"><text:a xlink:type="simple" xlink:href="#__RefHeading__1029_1433511464" text:style-name="Index_20_Link" text:visited-style-name="Index_20_Link"><text:s/>Test<text:tab/>11</text:a></text:p>
          <text:p text:style-name="P66"><text:a xlink:type="simple" xlink:href="#__RefHeading__3198_560140124" text:style-name="Index_20_Link" text:visited-style-name="Index_20_Link">2.3.3 Sprint 3<text:tab/>11</text:a></text:p>
          <text:p text:style-name="P64"><text:a xlink:type="simple" xlink:href="#__RefHeading__3200_560140124" text:style-name="Index_20_Link" text:visited-style-name="Index_20_Link"><text:s/>Sprintziel<text:tab/>11</text:a></text:p>
          <text:p text:style-name="P64"><text:a xlink:type="simple" xlink:href="#__RefHeading__3202_560140124" text:style-name="Index_20_Link" text:visited-style-name="Index_20_Link"><text:s/>Sprint Review<text:tab/>12</text:a></text:p>
          <text:p text:style-name="P64"><text:a xlink:type="simple" xlink:href="#__RefHeading__3204_560140124" text:style-name="Index_20_Link" text:visited-style-name="Index_20_Link"><text:s/>Retrospektive<text:tab/>12</text:a></text:p>
          <text:p text:style-name="P64"><text:a xlink:type="simple" xlink:href="#__RefHeading__3206_560140124" text:style-name="Index_20_Link" text:visited-style-name="Index_20_Link"><text:s/>Massnahmen<text:tab/>12</text:a></text:p>
          <text:p text:style-name="P64"><text:a xlink:type="simple" xlink:href="#__RefHeading__3208_560140124" text:style-name="Index_20_Link" text:visited-style-name="Index_20_Link"><text:s/>Sprint Burndown-Chart<text:tab/>12</text:a></text:p>
          <text:p text:style-name="P64"><text:a xlink:type="simple" xlink:href="#__RefHeading__1031_1433511464" text:style-name="Index_20_Link" text:visited-style-name="Index_20_Link"><text:s/>Release Burndown-Chart<text:tab/>14</text:a></text:p>
          <text:p text:style-name="P64"><text:a xlink:type="simple" xlink:href="#__RefHeading__1033_1433511464" text:style-name="Index_20_Link" text:visited-style-name="Index_20_Link"><text:s/>Test<text:tab/>14</text:a></text:p>
          <text:p text:style-name="P66"><text:a xlink:type="simple" xlink:href="#__RefHeading__966_735063455" text:style-name="Index_20_Link" text:visited-style-name="Index_20_Link">2.3.4 Sprint 4<text:tab/>14</text:a></text:p>
          <text:p text:style-name="P66"><text:a xlink:type="simple" xlink:href="#__RefHeading__2252_1375811458" text:style-name="Index_20_Link" text:visited-style-name="Index_20_Link">2.3.5 Realisierungs-Ende<text:tab/>14</text:a></text:p>
          <text:p text:style-name="P67"><text:a xlink:type="simple" xlink:href="#__RefHeading__2254_1375811458" text:style-name="Index_20_Link" text:visited-style-name="Index_20_Link">2.4 Abschluss (Abgabe)<text:tab/>15</text:a></text:p>
        </text:index-body>
      </text:table-of-content>
      <text:p text:style-name="P12"/>
      <text:h text:style-name="P90" text:outline-level="1"><text:bookmark-start text:name="__RefHeading__412_947305561"/>Einführung<text:bookmark-end text:name="__RefHeading__412_947305561"/></text:h>
      <text:h text:style-name="P93" text:outline-level="2"><text:bookmark-start text:name="__RefHeading__364_1207182159"/>Zweck<text:bookmark-end text:name="__RefHeading__364_1207182159"/></text:h>
      <text:p text:style-name="P13">Dieses Dokument dient zur Analyse der Ergebnisse der Phasen des Projekts.</text:p>
      <text:h text:style-name="P93"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4316326702724340970" text:style-name="L1">
        <text:list-item>
          <text:p text:style-name="P68"><text:span text:style-name="T2">SVM_</text:span>Projektplan.pdf (Planung aller Phasen und Meilensteine)</text:p>
        </text:list-item>
        <text:list-item>
          <text:p text:style-name="P69">SVM_Anforderungsspezifikation.pdf</text:p>
        </text:list-item>
        <text:list-item>
          <text:p text:style-name="P87">SVM_SoftwareArchitektur.pdf</text:p>
        </text:list-item>
      </text:list>
      <text:p text:style-name="P13">Weitere Details zu den einzelnen Aktivitäten sind in Redmine <text:span text:style-name="T5">erfasst und</text:span> unter folgender URL <text:span text:style-name="T5">einsehbar</text:span>: </text:p>
      <text:p text:style-name="P13"><text:soft-page-break/><text:a xlink:type="simple" xlink:href="https://sinv-56059.edu.hsr.ch/redmine">http://sinv-56059.edu.hsr.ch/redmine</text:a></text:p>
      <text:h text:style-name="P91" text:outline-level="1"><text:bookmark-start text:name="__RefHeading__368_1207182159"/>Phasen<text:bookmark-end text:name="__RefHeading__368_1207182159"/></text:h>
      <text:h text:style-name="P93" text:outline-level="2"><text:bookmark-start text:name="__RefHeading__370_1207182159"/>Initialisierung<text:bookmark-end text:name="__RefHeading__370_1207182159"/></text:h>
      <text:h text:style-name="P96" text:outline-level="3"><text:bookmark-start text:name="__RefHeading__372_1207182159"/>Meilensteine<text:bookmark-end text:name="__RefHeading__372_1207182159"/></text:h>
      <text:p text:style-name="P13">Folgende Meilensteine wurden in dieser Phase erreicht:</text:p>
      <text:list xml:id="list2300718300722318891" text:style-name="L2">
        <text:list-item>
          <text:p text:style-name="P70">Initialisierungs-Ende/Abgabe Review (26.04.2015)</text:p>
        </text:list-item>
      </text:list>
      <text:h text:style-name="P97" text:outline-level="3"><text:bookmark-start text:name="__RefHeading__374_1207182159"/>Aktivitäten<text:bookmark-end text:name="__RefHeading__374_1207182159"/></text:h>
      <text:p text:style-name="P13">Die Erstellung des Projektplans wurde mit der Abgabe zum Review am 26.04.2015 abgeschlossen.</text:p>
      <text:p text:style-name="P13">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die Grobanalyse. Die Resultate wurden im Dokument Anforderungsspezifikation festgehalten.</text:span></text:p>
      <text:p text:style-name="P13">Ebenfalls in diese Phase fiel die Vorbereitung auf den Review Abend <text:span text:style-name="T3">vom 07.05.2015</text:span>.</text:p>
      <text:h text:style-name="P98" text:outline-level="3"><text:bookmark-start text:name="__RefHeading__376_1207182159"/>Schlussfolgerung<text:bookmark-end text:name="__RefHeading__376_1207182159"/></text:h>
      <text:p text:style-name="P15">Der Meilenstein vom 26.04.2015 wurde <text:span text:style-name="T7">gemäss den im Projektplan definierten Abnahmekriterien erreicht. Die erforderlichen Artefakte sind vorhanden.</text:span></text:p>
      <text:p text:style-name="P15">Das Dokument Anforderungsspezifikation wird in der<text:span text:style-name="T4">-Phase</text:span> <text:span text:style-name="T4">Spezifikation </text:span>weiter verfeinert.</text:p>
      <text:p text:style-name="P18">Aufgrund der Risikoanalyse wurden für die nächste Phase Massnahmen definiert, um die Risiken zu minimieren. Es sind dies:</text:p>
      <text:list xml:id="list8708266219847210406" text:style-name="L3">
        <text:list-item>
          <text:p text:style-name="P72">Prototyp „technische Infrastruktur“</text:p>
        </text:list-item>
        <text:list-item>
          <text:p text:style-name="P72">„Durchstichs“-Prototyp</text:p>
        </text:list-item>
        <text:list-item>
          <text:p text:style-name="P72">Wireframes/GUI-Prototyp</text:p>
        </text:list-item>
      </text:list>
      <text:p text:style-name="P19">Details zu den Prototypen sind im Dokument <text:span text:style-name="T7">Projektplan</text:span> festgehalten.</text:p>
      <text:h text:style-name="P94" text:outline-level="2"><text:bookmark-start text:name="__RefHeading__378_1207182159"/>Spezifikation<text:bookmark-end text:name="__RefHeading__378_1207182159"/></text:h>
      <text:h text:style-name="P96" text:outline-level="3"><text:bookmark-start text:name="__RefHeading__380_1207182159"/>Meilensteine<text:bookmark-end text:name="__RefHeading__380_1207182159"/></text:h>
      <text:p text:style-name="P14">Folgende Meilensteine wurden in dieser Phase erreicht:</text:p>
      <text:list xml:id="list225812759161043" text:continue-list="list2300718300722318891" text:style-name="L2">
        <text:list-item>
          <text:p text:style-name="P71"><text:soft-page-break/><text:span text:style-name="T5">Spezifikations</text:span>-Ende (2<text:span text:style-name="T5">4</text:span>.0<text:span text:style-name="T5">5</text:span>.2015)</text:p>
        </text:list-item>
      </text:list>
      <text:h text:style-name="P97" text:outline-level="3"><text:bookmark-start text:name="__RefHeading__382_1207182159"/>Aktivitäten<text:bookmark-end text:name="__RefHeading__382_1207182159"/></text:h>
      <text:p text:style-name="P17">Die Anforderungsspezifikation wurde weiter verfeinert.</text:p>
      <text:p text:style-name="P17">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6">Prototyp „technische Infrastruktur“: <text:span text:style-name="T10">Auf der NAS-Box vor Ort im Theater wurde eine Test-Datenbank eingerichtet. Mit einem einfachen Test-Programm (Swing GUI, JDBC) wurde auf diese Datenbank zugegriffen.</text:span></text:p>
      <text:p text:style-name="P26">„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6">Wireframes/GUI-Prototyp: <text:span text:style-name="T10">Die Entwürfe und Umsetzungen des GUI „Schüler erfassen“ wurden laufend mit der Benutzer-Vertreterin besprochen und abgestimmt.</text:span></text:p>
      <text:h text:style-name="P99" text:outline-level="3"><text:bookmark-start text:name="__RefHeading__384_1207182159"/>Schlussfolgerung<text:bookmark-end text:name="__RefHeading__384_1207182159"/></text:h>
      <text:p text:style-name="P16">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20">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21">Die Phase Realisierung wird mit der agilen Vorgehensweise Scrum durchgeführt. Es sind drei dreiwöchige Sprints und ein zweiwöchiger Sprint geplant.</text:p>
      <text:p text:style-name="P25">Der Product Backlog und die Sprint Backlogs werden mit der Internet-Applikation „Trello“ verwaltet.</text:p>
      <text:h text:style-name="P100" text:outline-level="3"><text:bookmark-start text:name="__RefHeading__484_1207182159"/><text:soft-page-break/>Sprint 1<text:bookmark-end text:name="__RefHeading__484_1207182159"/></text:h>
      <text:p text:style-name="P21">Dauer:</text:p>
      <text:p text:style-name="P21">28.05. bis 1<text:span text:style-name="T11">7</text:span>.06.2015</text:p>
      <text:h text:style-name="Heading_20_4" text:outline-level="4"><text:bookmark-start text:name="__RefHeading__3176_560140124"/>Sprintziel<text:bookmark-end text:name="__RefHeading__3176_560140124"/></text:h>
      <text:p text:style-name="P21">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106" text:outline-level="4"><text:bookmark-start text:name="__RefHeading__3178_560140124"/>Sprint <text:span text:style-name="T13">R</text:span>eview<text:bookmark-end text:name="__RefHeading__3178_560140124"/></text:h>
      <text:p text:style-name="P33">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9">Nach anfänglichen Bedenken konnten wir alle geplanten Items umsetzen. Es blieb sogar Zeit für zusätzliche Tasks.</text:p>
      <text:p text:style-name="P29">Es hat sich einmal mehr gezeigt, dass die gemeinsamen Arbeitstage am Donnerstag sehr wichtig sind. So können wir die bereits erledigten Tasks besprechen, angefallene Probleme diskutieren und das weitere Vorgehen absprechen.</text:p>
      <text:p text:style-name="P30">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31">Wir haben die Verwaltung der Tasks in Trello nicht immer aktuell gehalten und teilweise erst nachträglich aufdatiert.</text:p>
      <text:p text:style-name="P32">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1379183660779989624" text:style-name="L4">
        <text:list-item>
          <text:p text:style-name="P73">Detailliertere Planung des Product Backlog Refined Boards</text:p>
        </text:list-item>
        <text:list-item>
          <text:p text:style-name="P74">Tasks in Trello konsequent aktuell halten</text:p>
        </text:list-item>
        <text:list-item>
          <text:p text:style-name="P75"><text:span text:style-name="T14">Testfälle laufend erarbeiten und d</text:span>ie durchgeführten Testfälle dokumentieren</text:p>
        </text:list-item>
      </text:list>
      <text:h text:style-name="P110" text:outline-level="4"><text:bookmark-start text:name="__RefHeading__3184_560140124"/><text:soft-page-break/>Sprint Burndown-Chart<text:bookmark-end text:name="__RefHeading__3184_560140124"/></text:h>
      <text:p text:style-name="P30"><draw:frame draw:style-name="fr1" draw:name="Rahmen1" text:anchor-type="paragraph" svg:width="16cm" draw:z-index="0"><draw:text-box fo:min-height="11.132cm"><text:p text:style-name="Illustration"><draw:frame draw:style-name="fr3" draw:name="Objekt2" text:anchor-type="paragraph" svg:width="16cm" style:rel-width="100%" svg:height="11.132cm" style:rel-height="scale" draw:z-index="1"><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3 Burndown-Chart</text:p></draw:text-box></draw:frame></text:p>
      <text:p text:style-name="P53">Nach der Verfeinerung der Product Backlog Items wurden in Sprint 1 Items mit total 55.5 Story Points ausgewählt und abgearbeitet.</text:p>
      <text:h text:style-name="P114" text:outline-level="4"><text:bookmark-start text:name="__RefHeading__1023_1433511464"/>Release Burndown-Chart<text:bookmark-end text:name="__RefHeading__1023_1433511464"/></text:h>
      <text:p text:style-name="P49"/>
      <text:p text:style-name="P49"><draw:frame draw:style-name="fr2" draw:name="Rahmen4" text:anchor-type="paragraph" svg:width="16cm" draw:z-index="6"><draw:text-box fo:min-height="8.999cm"><text:p text:style-name="Illustration"><draw:frame draw:style-name="fr3" draw:name="Objekt4" text:anchor-type="paragraph" svg:width="16cm" style:rel-width="100%" svg:height="8.999cm" style:rel-height="scale" draw:z-index="7"><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text:p></draw:text-box></draw:frame><text:soft-page-break/></text:p>
      <text:p text:style-name="P51">Die Schätzung betrug 3<text:span text:style-name="T41">16</text:span> Story Points (Sprint 0). Im Sprint 1 haben wir 52 Story Points geschafft. Mit einer Geschwindigkeit von 52 Story Points pro Sprint wären 6 Sprints notwendig, um die geschätzten Story Points abzuarbeiten.</text:p>
      <text:h text:style-name="P117" text:outline-level="4"><text:bookmark-start text:name="__RefHeading__1025_1433511464"/>Test<text:bookmark-end text:name="__RefHeading__1025_1433511464"/></text:h>
      <text:p text:style-name="P45">Die definierten Testfälle wurden am Ende des Sprints bzw. am Anfang von Sprint 2 durchgeführt und protokolliert:</text:p>
      <text:p text:style-name="P47">doc/14_Qualitaetsmanagement/SVM_Testfaelle_Sprint1_SchuelerErfassen</text:p>
      <text:h text:style-name="P101" text:outline-level="3"><text:bookmark-start text:name="__RefHeading__3186_560140124"/>Sprint <text:span text:style-name="T15">2</text:span><text:bookmark-end text:name="__RefHeading__3186_560140124"/></text:h>
      <text:p text:style-name="P22">Dauer:</text:p>
      <text:p text:style-name="P22"><text:span text:style-name="T15">18</text:span>.0<text:span text:style-name="T15">6</text:span>. bis <text:span text:style-name="T15">08</text:span>.0<text:span text:style-name="T15">7</text:span>.2015</text:p>
      <text:h text:style-name="P121" text:outline-level="4"><text:bookmark-start text:name="__RefHeading__3188_560140124"/>Sprintziel<text:bookmark-end text:name="__RefHeading__3188_560140124"/></text:h>
      <text:p text:style-name="P22">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36">Die Anzeige von Fehler im UI „Schüler erfassen“ soll verbessert werden.</text:p>
      <text:p text:style-name="P36"><text:soft-page-break/>Logging soll implementiert werden und es soll ein Deployment-Paket generiert werden können, damit die Applikation anhand einer Installationsanleitung auf einem beliebigen PC installiert und getestet werden kann.</text:p>
      <text:h text:style-name="P107" text:outline-level="4"><text:bookmark-start text:name="__RefHeading__3190_560140124"/>Sprint <text:span text:style-name="T13">R</text:span>eview<text:bookmark-end text:name="__RefHeading__3190_560140124"/></text:h>
      <text:p text:style-name="P37">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41">Es blieb noch Zeit um <text:span text:style-name="T20">einen zusätzlichen Use Case, </text:span>Dispensationen erfassen, zu implementieren.</text:p>
      <text:p text:style-name="P37">Zudem wurde <text:span text:style-name="T17">mit der Vorbereitung von Schüler bearbeiten begonnen.</text:span></text:p>
      <text:p text:style-name="P34"><text:span text:style-name="T16">Die neuen Funktionen</text:span> wurde<text:span text:style-name="T16">n</text:span> heute einem Stakeholder-Vertreter demonstriert. Das Feedback war positiv.</text:p>
      <text:h text:style-name="P122" text:outline-level="4"><text:bookmark-start text:name="__RefHeading__3192_560140124"/>Retrospektive<text:bookmark-end text:name="__RefHeading__3192_560140124"/></text:h>
      <text:p text:style-name="P39">In Sprint 2 wurden die Tasks detaillierter erfasst, was den Sprint planbarer machte. Wie in Sprint 1 haben wir zu pessimistisch geschätzt, wodurch wir noch Zeit für zusätzliche Tasks hatten.</text:p>
      <text:h text:style-name="P122" text:outline-level="4"><text:bookmark-start text:name="__RefHeading__3194_560140124"/>Massnahmen<text:bookmark-end text:name="__RefHeading__3194_560140124"/></text:h>
      <text:list xml:id="list225813299896010" text:continue-numbering="true" text:style-name="L4">
        <text:list-item>
          <text:p text:style-name="P76">Sprint-Backlog weniger pessimistisch schätzen.</text:p>
        </text:list-item>
      </text:list>
      <text:h text:style-name="P111" text:outline-level="4"><text:bookmark-start text:name="__RefHeading__3196_560140124"/>Sprint Burndown-Chart<text:bookmark-end text:name="__RefHeading__3196_560140124"/></text:h>
      <text:p text:style-name="P44"><draw:frame draw:style-name="fr2" draw:name="Rahmen2" text:anchor-type="paragraph" svg:width="15.998cm" draw:z-index="2"><draw:text-box fo:min-height="11.361cm"><text:p text:style-name="Illustration"><draw:frame draw:style-name="fr3" draw:name="Objekt1" text:anchor-type="paragraph" svg:width="15.998cm" style:rel-width="100%" svg:height="11.361cm" style:rel-height="scale" draw:z-index="3"><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Chart</text:p></draw:text-box></draw:frame><text:soft-page-break/></text:p>
      <text:p text:style-name="P54">Nach der Verfeinerung der Product Backlog Items wurden in Sprint 2 <text:span text:style-name="T40">anfänglich</text:span> Items mit total <text:span text:style-name="T32">52 Story Points ausgewählt. Nachträglich wurden nochmals Items mit 9 Story Points</text:span> <text:span text:style-name="T32">ausgewählt, da noch Zeit vorhanden war. Total wurden </text:span>61 Story Points abgearbeitet.</text:p>
      <text:h text:style-name="P114" text:outline-level="4"><text:bookmark-start text:name="__RefHeading__1027_1433511464"/>Release Burndown-Chart<text:bookmark-end text:name="__RefHeading__1027_1433511464"/></text:h>
      <text:p text:style-name="P49"/>
      <text:p text:style-name="P49"><draw:frame draw:style-name="fr2" draw:name="Rahmen5" text:anchor-type="paragraph" svg:width="16cm" draw:z-index="8"><draw:text-box fo:min-height="8.999cm"><text:p text:style-name="Illustration"><draw:frame draw:style-name="fr3" draw:name="Objekt5" text:anchor-type="paragraph" svg:width="16cm" style:rel-width="100%" svg:height="8.999cm"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text:p></draw:text-box></draw:frame><text:soft-page-break/></text:p>
      <text:p text:style-name="P51">Die Schätzung betrug 3<text:span text:style-name="T42">16</text:span> Story Points (Sprint 0). Im Sprint 1 haben wir 52 und in Sprint 2 58 Story Points geschafft. Mit einer Geschwindigkeit von 58 Story Points <text:span text:style-name="T26">ab dem 2.</text:span> Sprint wären nach dem 5. Sprint noch <text:span text:style-name="T42">32</text:span> Story Points übrig.</text:p>
      <text:h text:style-name="P118" text:outline-level="4"><text:bookmark-start text:name="__RefHeading__1029_1433511464"/>Test<text:bookmark-end text:name="__RefHeading__1029_1433511464"/></text:h>
      <text:p text:style-name="P46">Die definierten Testfälle wurden am Ende des Sprints bzw. am Anfang von Sprint <text:span text:style-name="T25">3</text:span> durchgeführt und protokolliert:</text:p>
      <text:p text:style-name="P48">doc/14_Qualitaetsmanagement/<text:span text:style-name="T25">SVM_Testfaelle_Sprint2_SchuelerAuswahlErstellen_SchuelerDatenblatt</text:span></text:p>
      <text:h text:style-name="P102" text:outline-level="3"><text:bookmark-start text:name="__RefHeading__3198_560140124"/>Sprint <text:span text:style-name="T19">3</text:span><text:bookmark-end text:name="__RefHeading__3198_560140124"/></text:h>
      <text:p text:style-name="P23">Dauer:</text:p>
      <text:p text:style-name="P23"><text:span text:style-name="T15">09</text:span>.0<text:span text:style-name="T15">7</text:span>. <text:span text:style-name="T18">bis 05.08.</text:span>2015</text:p>
      <text:h text:style-name="P123" text:outline-level="4"><text:bookmark-start text:name="__RefHeading__3200_560140124"/>Sprintziel<text:bookmark-end text:name="__RefHeading__3200_560140124"/></text:h>
      <text:p text:style-name="P23"><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40">Überarbeitung der Validierungsstrategie für Eingabemasken.</text:p>
      <text:p text:style-name="P42"><text:soft-page-break/>Ausserdem haben wir entschieden, die Adresslogik zu ändern: Jede Person hat neu eine eigene Adresse. <text:span text:style-name="T21">Die Änderung soll gleich am Anfang des Sprints umgesetzt werden.</text:span></text:p>
      <text:h text:style-name="P108" text:outline-level="4"><text:bookmark-start text:name="__RefHeading__3202_560140124"/>Sprint <text:span text:style-name="T13">R</text:span>eview<text:bookmark-end text:name="__RefHeading__3202_560140124"/></text:h>
      <text:p text:style-name="P38">Implementiert wurden: <text:span text:style-name="T29">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35"><text:span text:style-name="T16">Die neuen Funktionen</text:span> <text:span text:style-name="T29">werden wegen Ferienabwesenheit erst nächste Woche</text:span> <text:span text:style-name="T29">den</text:span> Stakeholder-Vertreter<text:span text:style-name="T29">n</text:span> demonstriert.</text:p>
      <text:h text:style-name="P123" text:outline-level="4"><text:bookmark-start text:name="__RefHeading__3204_560140124"/>Retrospektive<text:bookmark-end text:name="__RefHeading__3204_560140124"/></text:h>
      <text:p text:style-name="P55">In Sprint 3 konnten wir erneut die Anzahl erledigten Story Points erhöhen. Dies ist einerseits darauf zurückzuführen, dass wir erfahrener sind und weniger Stolpersteine angetroffen haben, andererseits dass wir mehr Zeit aufgewendet haben.</text:p>
      <text:h text:style-name="P123" text:outline-level="4"><text:bookmark-start text:name="__RefHeading__3206_560140124"/>Massnahmen<text:bookmark-end text:name="__RefHeading__3206_560140124"/></text:h>
      <text:list xml:id="list225813679439663" text:continue-numbering="true" text:style-name="L4">
        <text:list-item>
          <text:p text:style-name="P77">keine</text:p>
        </text:list-item>
      </text:list>
      <text:h text:style-name="P112" text:outline-level="4"><text:bookmark-start text:name="__RefHeading__3208_560140124"/>Sprint Burndown-Chart<text:bookmark-end text:name="__RefHeading__3208_560140124"/></text:h>
      <text:p text:style-name="P63"/>
      <text:p text:style-name="P63"><draw:frame draw:style-name="fr2" draw:name="Rahmen3" text:anchor-type="paragraph" svg:width="18cm" draw:z-index="4"><draw:text-box fo:min-height="11.037cm"><text:p text:style-name="Illustration"><draw:frame draw:style-name="fr3" draw:name="Objekt3" text:anchor-type="paragraph" svg:width="18cm" style:rel-width="100%" svg:height="11.037cm" style:rel-height="scale" draw:z-index="5"><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soft-page-break/></text:p>
      <text:p text:style-name="P57"><text:span text:style-name="T34">Nach der Verfeinerung der Product Backlog Items wurden in Sprint </text:span><text:span text:style-name="T35">3</text:span><text:span text:style-name="T34"> </text:span><text:span text:style-name="T36">anfänglich </text:span><text:span text:style-name="T34">Items mit total </text:span><text:span text:style-name="T36">109 </text:span><text:span text:style-name="T34"><text:s/>Story Points ausgewählt. </text:span><text:span text:style-name="T37">Nachträglich wurden nochmals Items mit </text:span><text:span text:style-name="T36">5.5</text:span><text:span text:style-name="T37"> Story Points</text:span><text:span text:style-name="T34"> </text:span><text:span text:style-name="T37">ausgewählt, da noch Zeit vorhanden war. Total wurden </text:span><text:span text:style-name="T36">114.5</text:span><text:span text:style-name="T34"> Story Points abgearbeitet.</text:span></text:p>
      <text:h text:style-name="P115" text:outline-level="4"><text:bookmark-start text:name="__RefHeading__1031_1433511464"/>Release Burndown-Chart<text:bookmark-end text:name="__RefHeading__1031_1433511464"/></text:h>
      <text:p text:style-name="P50"/>
      <text:p text:style-name="P50"><draw:frame draw:style-name="fr2" draw:name="Rahmen6" text:anchor-type="paragraph" svg:width="16cm" draw:z-index="10"><draw:text-box fo:min-height="8.999cm"><text:p text:style-name="Illustration"><draw:frame draw:style-name="fr3" draw:name="Objekt6" text:anchor-type="paragraph" svg:width="16cm" style:rel-width="100%" svg:height="8.999cm" style:rel-height="scale" draw:z-index="11"><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soft-page-break/></text:p>
      <text:p text:style-name="P52">Die Schätzung betrug 3<text:span text:style-name="T43">16</text:span> Story Points (Sprint 0). I<text:span text:style-name="T27">n</text:span> Sprint 1 haben wir 52, in Sprint 2 58 <text:span text:style-name="T26">und in Sprint 3 72.5</text:span> Story Points geschafft. Mit einer Geschwindigkeit von <text:span text:style-name="T26">72.5</text:span> Story Points <text:span text:style-name="T26">ab dem 3. </text:span>Sprint wären nach dem <text:span text:style-name="T26">4</text:span>. Sprint noch <text:span text:style-name="T43">11.5</text:span> Story Points übrig.</text:p>
      <text:h text:style-name="P119" text:outline-level="4"><text:bookmark-start text:name="__RefHeading__1033_1433511464"/>Test<text:bookmark-end text:name="__RefHeading__1033_1433511464"/></text:h>
      <text:p text:style-name="P46">Die definierten Testfälle wurden am Ende des Sprints durchgeführt und protokolliert:</text:p>
      <text:p text:style-name="P60">doc/14_Qualitaetsmanagement/<text:span text:style-name="T25">SVM_Testfaelle_Sprint3</text:span></text:p>
      <text:h text:style-name="P103" text:outline-level="3"><text:bookmark-start text:name="__RefHeading__966_735063455"/>Sprint 4<text:bookmark-end text:name="__RefHeading__966_735063455"/></text:h>
      <text:p text:style-name="P56">Wir haben entschieden, die Zeit zu nutzen und so weit wie möglich noch die Verwaltung von Märchen zu implementieren.</text:p>
      <text:p text:style-name="P24">Dauer:</text:p>
      <text:p text:style-name="P24"><text:span text:style-name="T15">06.08</text:span>. <text:span text:style-name="T18">bis maximal 18.08.</text:span>2015</text:p>
      <text:h text:style-name="P124" text:outline-level="4">Sprintziel</text:h>
      <text:p text:style-name="P83">Implementierung weiterer Backlog Items und Vervollständigung von Funktionen:</text:p>
      <text:p text:style-name="P83">Mitarbeiterliste erstellen, Epic Märchen verwalten, Use Case E-Mail verfassen.</text:p>
      <text:h text:style-name="P109" text:outline-level="4"><text:soft-page-break/>Sprint <text:span text:style-name="T13">R</text:span>eview</text:h>
      <text:p text:style-name="P83">Es konnten alle geplanten Items implementiert werden.</text:p>
      <text:h text:style-name="P113" text:outline-level="4">Sprint Burndown-Chart</text:h>
      <text:p text:style-name="P88">Da es sich um keinen vollständigen Sprint handelt, wird auf das Sprint-Burndown Chart verzichtet.</text:p>
      <text:h text:style-name="P116" text:outline-level="4">Release Burndown-Chart</text:h>
      <text:p text:style-name="P88">Es konnten nochmals 65.5 Story-Points umgesetzt werden. Es sind noch total 68 Story Points im Product Backlog übrig.</text:p>
      <text:h text:style-name="P120" text:outline-level="4">Test</text:h>
      <text:p text:style-name="P84">Die definierten Testfälle wurden am Ende des Sprints durchgeführt und protokolliert:</text:p>
      <text:p text:style-name="P89">doc/14_Qualitaetsmanagement/<text:span text:style-name="T25">SVM_Testfaelle_Sprint4</text:span></text:p>
      <text:h text:style-name="P104" text:outline-level="3"><text:bookmark-start text:name="__RefHeading__2252_1375811458"/>Realisierungs-Ende<text:bookmark-end text:name="__RefHeading__2252_1375811458"/></text:h>
      <text:p text:style-name="P61">Termin: 09.08.2015</text:p>
      <text:p text:style-name="P62">Die für die Sprints geplanten Backlog-Items wurden umgesetzt. Es wurde entschieden, die Zeit bis zur Abgabe für die Umsetzung von weiteren Items im Rahmen eines Mini-Sprints <text:span text:style-name="T31">zu nutzen</text:span> (siehe Kapitel <text:span text:style-name="T30"><text:bookmark-ref text:reference-format="chapter" text:ref-name="__RefHeading__966_735063455">2.3.4</text:bookmark-ref></text:span><text:span text:style-name="T30"> </text:span><text:span text:style-name="T30"><text:bookmark-ref text:reference-format="text" text:ref-name="__RefHeading__966_735063455">Sprint 4</text:bookmark-ref></text:span>).</text:p>
      <text:p text:style-name="P62">Da das Produkt weiterhin – und auch nach Beendigung dieser Arbeit – weiterentwickelt wird, macht <text:s/>das vorgesehene Beta-Testing keinen Sinn. Die Tests erfolgen weiterhin im Rahmen der Sprints.</text:p>
      <text:p text:style-name="P62">Die Implementierungs- und Design-Modelle wurden im Dokument doc/13_Design/SVM_SoftwareArchitektur festgehalten und beschrieben.</text:p>
      <text:h text:style-name="P95" text:outline-level="2"><text:bookmark-start text:name="__RefHeading__2254_1375811458"/>Abschluss (Abgabe)<text:bookmark-end text:name="__RefHeading__2254_1375811458"/></text:h>
      <text:p text:style-name="P85">Termin: 24.08.2015</text:p>
      <text:p text:style-name="P86">Die Abgabe der Masterarbeit wird am 24.08.2015 erfolgen.</text:p>
      <text:p text:style-name="P86">Die noch offenen Mängel und Fehler sind im Dokument <text:span text:style-name="T38">doc/14_Qualitaetsmanagement/</text:span><text:span text:style-name="T39">SVM_</text:span><text:span text:style-name="T33">Incidents dokumentiert.</text:span></text:p>
      <text:p text:style-name="P86"><text:span text:style-name="T33">Die Artefakte: Projektdokumente, Produkt-Build (Applikation) und die Projekt-Struktur werden auf CD gebrannt und der Studienleitung und dem Betreuer abgegeben.</text:span></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4fb08d"/>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4</text:page-number> von <text:page-count>15</text:page-count></text:p>
            </table:table-cell>
          </table:table-row>
        </table:table>
        <text:p text:style-name="MP3"/>
      </style:header>
      <style:footer>
        <text:p text:style-name="MP4">Dokument: <text:file-name text:display="name">SVM_Iterationsassessment</text:file-name><text:tab/>Version: 0.1<text:span text:style-name="MT1">4</text:span><text:tab/>Datum: <text:date style:data-style-name="N36" text:date-value="2015-08-21T22:58:12.031945846">21.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21T22:58:11.975081642</dc:date>
    <meta:editing-duration>PT4H24M54S</meta:editing-duration>
    <meta:editing-cycles>71</meta:editing-cycles>
    <meta:document-statistic meta:table-count="2" meta:image-count="0" meta:object-count="6" meta:page-count="15" meta:paragraph-count="236" meta:word-count="1739" meta:character-count="13279" meta:non-whitespace-character-count="117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11.36cm" xlink:href="." xlink:type="simple" chart:class="chart:line" chart:style-name="ch1">
        <chart:title svg:x="6.289cm" svg:y="0.363cm" chart:style-name="ch2">
          <text:p>Sprint Burndown</text:p>
        </chart:title>
        <chart:subtitle svg:x="7.267cm" svg:y="1.395cm" chart:style-name="ch3">
          <text:p>Sprint 2</text:p>
        </chart:subtitle>
        <chart:legend chart:legend-position="end" svg:x="11.479cm" svg:y="4.883cm" style:legend-expansion="high" chart:style-name="ch4"/>
        <chart:plot-area chart:style-name="ch5" chart:data-source-has-labels="both" svg:x="1.33cm" svg:y="2.331cm" svg:width="9.83cm" svg:height="7.821cm">
          <chartooo:coordinate-region svg:x="1.951cm" svg:y="2.53cm" svg:width="9.022cm" svg:height="6.975cm"/>
          <chart:axis chart:dimension="x" chart:name="primary-x" chart:style-name="ch6" chartooo:axis-type="text">
            <chart:title svg:x="5.936cm" svg:y="10.379cm" chart:style-name="ch7">
              <text:p>Tag</text:p>
            </chart:title>
            <chart:categories table:cell-range-address="local-table.$B$1:.$V$1"/>
          </chart:axis>
          <chart:axis chart:dimension="y" chart:name="primary-y" chart:style-name="ch6">
            <chart:title svg:x="0.451cm" svg:y="7.158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
              <table:table-cell office:value-type="string">
                <text:p>Elected Story Points</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9">
                <text:p>59</text:p>
              </table:table-cell>
              <table:table-cell office:value-type="float" office:value="59">
                <text:p>59</text:p>
              </table:table-cell>
              <table:table-cell office:value-type="float" office:value="61">
                <text:p>61</text:p>
              </table:table-cell>
              <table:table-cell office:value-type="float" office:value="61">
                <text:p>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1.131cm" xlink:href="." xlink:type="simple" chart:class="chart:line" chart:style-name="ch1">
        <chart:title svg:x="6.289cm" svg:y="0.358cm" chart:style-name="ch2">
          <text:p>Sprint Burndown</text:p>
        </chart:title>
        <chart:subtitle svg:x="7.267cm" svg:y="1.385cm" chart:style-name="ch3">
          <text:p>Sprint 1</text:p>
        </chart:subtitle>
        <chart:legend chart:legend-position="end" svg:x="11.48cm" svg:y="4.768cm" style:legend-expansion="high" chart:style-name="ch4"/>
        <chart:plot-area chart:style-name="ch5" chart:data-source-has-labels="both" svg:x="1.33cm" svg:y="2.316cm" svg:width="9.831cm" svg:height="7.612cm">
          <chartooo:coordinate-region svg:x="2.057cm" svg:y="2.516cm" svg:width="8.917cm" svg:height="7.213cm"/>
          <chart:axis chart:dimension="x" chart:name="primary-x" chart:style-name="ch6" chartooo:axis-type="text">
            <chart:title svg:x="5.936cm" svg:y="10.15cm" chart:style-name="ch7">
              <text:p>Tag</text:p>
            </chart:title>
            <chart:categories table:cell-range-address="local-table.$B$1:.$V$1"/>
          </chart:axis>
          <chart:axis chart:dimension="y" chart:name="primary-y" chart:style-name="ch6">
            <chart:title svg:x="0.451cm" svg:y="7.039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
              <table:table-cell office:value-type="string">
                <text:p>Elected Story Points</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10.422cm" xlink:href="." xlink:type="simple" chart:class="chart:line" chart:style-name="ch1">
        <chart:title svg:x="6.79cm" svg:y="0.344cm" chart:style-name="ch2">
          <text:p>Sprint Burndown</text:p>
        </chart:title>
        <chart:subtitle svg:x="7.768cm" svg:y="1.357cm" chart:style-name="ch3">
          <text:p>Sprint 3</text:p>
        </chart:subtitle>
        <chart:legend chart:legend-position="end" svg:x="12.481cm" svg:y="4.414cm" style:legend-expansion="high" chart:style-name="ch4"/>
        <chart:plot-area chart:style-name="ch5" chart:data-source-has-labels="both" svg:x="1.351cm" svg:y="2.274cm" svg:width="10.79cm" svg:height="6.959cm">
          <chartooo:coordinate-region svg:x="2.158cm" svg:y="2.474cm" svg:width="9.796cm" svg:height="5.714cm"/>
          <chart:axis chart:dimension="x" chart:name="primary-x" chart:style-name="ch6" chartooo:axis-type="text">
            <chart:title svg:x="6.437cm" svg:y="9.441cm" chart:style-name="ch7">
              <text:p>Tag</text:p>
            </chart:title>
            <chart:categories table:cell-range-address="local-table.$B$1:.$AC$1"/>
          </chart:axis>
          <chart:axis chart:dimension="y" chart:name="primary-y" chart:style-name="ch6">
            <chart:title svg:x="0.451cm" svg:y="6.67cm" chart:style-name="ch8">
              <text:p>Story Points</text:p>
            </chart:title>
            <chart:grid chart:style-name="ch9" chart:class="major"/>
          </chart:axis>
          <chart:series chart:style-name="ch10" chart:values-cell-range-address="local-table.$B$2:.$AC$2" chart:label-cell-address="local-table.$A$2" chart:class="chart:line">
            <chart:data-point chart:repeated="28"/>
          </chart:series>
          <chart:series chart:style-name="ch11" chart:values-cell-range-address="local-table.$B$3:.$AC$3" chart:label-cell-address="local-table.$A$3" chart:class="chart:line">
            <chart:data-point chart:repeated="28"/>
          </chart:series>
          <chart:series chart:style-name="ch12" chart:values-cell-range-address="local-table.$B$4:.$AC$4" chart:label-cell-address="local-table.$A$4" chart:class="chart:line">
            <chart:data-point chart:repeated="28"/>
          </chart:series>
          <chart:wall chart:style-name="ch13"/>
          <chart:floor chart:style-name="ch14"/>
        </chart:plot-area>
        <table:table table:name="local-table">
          <table:table-header-columns>
            <table:table-column/>
          </table:table-header-columns>
          <table:table-columns>
            <table:table-column table:number-columns-repeated="2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row>
          </table:table-header-rows>
          <table:table-rows>
            <table:table-row>
              <table:table-cell office:value-type="string">
                <text:p>Ideal Burndown</text:p>
              </table:table-cell>
              <table:table-cell office:value-type="float" office:value="105.107142857143">
                <text:p>105.107142857143</text:p>
              </table:table-cell>
              <table:table-cell office:value-type="float" office:value="101.214285714286">
                <text:p>101.214285714286</text:p>
              </table:table-cell>
              <table:table-cell office:value-type="float" office:value="97.3214285714286">
                <text:p>97.3214285714286</text:p>
              </table:table-cell>
              <table:table-cell office:value-type="float" office:value="93.4285714285715">
                <text:p>93.4285714285715</text:p>
              </table:table-cell>
              <table:table-cell office:value-type="float" office:value="89.5357142857143">
                <text:p>89.5357142857143</text:p>
              </table:table-cell>
              <table:table-cell office:value-type="float" office:value="85.6428571428572">
                <text:p>85.6428571428572</text:p>
              </table:table-cell>
              <table:table-cell office:value-type="float" office:value="81.75">
                <text:p>81.75</text:p>
              </table:table-cell>
              <table:table-cell office:value-type="float" office:value="77.8571428571429">
                <text:p>77.8571428571429</text:p>
              </table:table-cell>
              <table:table-cell office:value-type="float" office:value="73.9642857142858">
                <text:p>73.9642857142858</text:p>
              </table:table-cell>
              <table:table-cell office:value-type="float" office:value="70.0714285714286">
                <text:p>70.0714285714286</text:p>
              </table:table-cell>
              <table:table-cell office:value-type="float" office:value="66.1785714285715">
                <text:p>66.1785714285715</text:p>
              </table:table-cell>
              <table:table-cell office:value-type="float" office:value="62.2857142857143">
                <text:p>62.2857142857143</text:p>
              </table:table-cell>
              <table:table-cell office:value-type="float" office:value="58.3928571428572">
                <text:p>58.3928571428572</text:p>
              </table:table-cell>
              <table:table-cell office:value-type="float" office:value="54.5">
                <text:p>54.5</text:p>
              </table:table-cell>
              <table:table-cell office:value-type="float" office:value="50.6071428571429">
                <text:p>50.6071428571429</text:p>
              </table:table-cell>
              <table:table-cell office:value-type="float" office:value="46.7142857142857">
                <text:p>46.7142857142857</text:p>
              </table:table-cell>
              <table:table-cell office:value-type="float" office:value="42.8214285714286">
                <text:p>42.8214285714286</text:p>
              </table:table-cell>
              <table:table-cell office:value-type="float" office:value="38.9285714285714">
                <text:p>38.9285714285714</text:p>
              </table:table-cell>
              <table:table-cell office:value-type="float" office:value="35.0357142857143">
                <text:p>35.0357142857143</text:p>
              </table:table-cell>
              <table:table-cell office:value-type="float" office:value="31.1428571428572">
                <text:p>31.1428571428572</text:p>
              </table:table-cell>
              <table:table-cell office:value-type="float" office:value="27.25">
                <text:p>27.25</text:p>
              </table:table-cell>
              <table:table-cell office:value-type="float" office:value="23.3571428571429">
                <text:p>23.3571428571429</text:p>
              </table:table-cell>
              <table:table-cell office:value-type="float" office:value="19.4642857142857">
                <text:p>19.4642857142857</text:p>
              </table:table-cell>
              <table:table-cell office:value-type="float" office:value="15.5714285714286">
                <text:p>15.5714285714286</text:p>
              </table:table-cell>
              <table:table-cell office:value-type="float" office:value="11.6785714285715">
                <text:p>11.6785714285715</text:p>
              </table:table-cell>
              <table:table-cell office:value-type="float" office:value="7.78571428571431">
                <text:p>7.78571428571431</text:p>
              </table:table-cell>
              <table:table-cell office:value-type="float" office:value="3.89285714285717">
                <text:p>3.89285714285717</text:p>
              </table:table-cell>
              <table:table-cell office:value-type="float" office:value="0.0000000000000239808173319034">
                <text:p>0.0000000000000239808173319034</text:p>
              </table:table-cell>
            </table:table-row>
            <table:table-row>
              <table:table-cell office:value-type="string">
                <text:p>Actual Burndown</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
              <table:table-cell office:value-type="string">
                <text:p>Elected Story Points</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14.5">
                <text:p>114.5</text:p>
              </table:table-cell>
              <table:table-cell office:value-type="float" office:value="114.5">
                <text:p>114.5</text:p>
              </table:table-cell>
              <table:table-cell office:value-type="float" office:value="114.5">
                <text:p>11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12">
                <text:p>212</text:p>
              </table:table-cell>
              <table:table-cell office:value-type="float" office:value="160">
                <text:p>160</text:p>
              </table:table-cell>
              <table:table-cell office:value-type="float" office:value="108">
                <text:p>108</text:p>
              </table:table-cell>
              <table:table-cell office:value-type="float" office:value="56">
                <text:p>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206">
                <text:p>20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8">
                <text:p>148</text:p>
              </table:table-cell>
              <table:table-cell office:value-type="float" office:value="90">
                <text:p>90</text:p>
              </table:table-cell>
              <table:table-cell office:value-type="float" office:value="32">
                <text:p>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206">
                <text:p>206</text:p>
              </table:table-cell>
              <table:table-cell office:value-type="float" office:value="133.5">
                <text:p>133.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1">
                <text:p>61</text:p>
              </table:table-cell>
              <table:table-cell office:value-type="float" office:value="-11.5">
                <text:p>-11.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